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7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 office:value-type="float" office:value="6.5">
            <text:p>6,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1" table:formula="of:=SUM([.B3:.F3])" office:value-type="float" office:value="31">
            <text:p>31</text:p>
          </table:table-cell>
          <table:table-cell table:number-columns-repeated="5" table:style-name="ce14" office:value-type="float" office:value="5">
            <text:p>5</text:p>
          </table:table-cell>
          <table:table-cell table:style-name="ce21" table:formula="of:=SUM([.H3:.L3])" office:value-type="float" office:value="25">
            <text:p>25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21" table:formula="of:=SUM([.N3:.R3])" office:value-type="float" office:value="5">
            <text:p>5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61">
            <text:p>6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11">
            <text:p>1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4"/>
          <table:table-cell table:style-name="ce21" table:formula="of:=SUM([.H4:.L4])" office:value-type="float" office:value="3">
            <text:p>3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21" table:formula="of:=SUM([.N4:.R4])" office:value-type="float" office:value="2">
            <text:p>2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16">
            <text:p>1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 office:value-type="float" office:value="8">
            <text:p>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21" table:formula="of:=SUM([.B5:.F5])" office:value-type="float" office:value="12">
            <text:p>12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4"/>
          <table:table-cell table:style-name="ce21" table:formula="of:=SUM([.H5:.L5])" office:value-type="float" office:value="3">
            <text:p>3</text:p>
          </table:table-cell>
          <table:table-cell table:style-name="ce14" table:number-columns-repeated="2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15">
            <text:p>1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4"/>
          <table:table-cell table:style-name="ce21" table:formula="of:=SUM([.H6:.L6])" office:value-type="float" office:value="9">
            <text:p>9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21" table:formula="of:=SUM([.N6:.R6])" office:value-type="float" office:value="2">
            <text:p>2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11">
            <text:p>1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3.5">
            <text:p>3,5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/>
          <table:table-cell table:style-name="ce21" table:formula="of:=SUM([.H7:.L7])" office:value-type="float" office:value="5">
            <text:p>5</text:p>
          </table:table-cell>
          <table:table-cell table:style-name="ce14" table:number-columns-repeated="2"/>
          <table:table-cell table:number-columns-repeated="2" table:style-name="ce14" office:value-type="float" office:value="5">
            <text:p>5</text:p>
          </table:table-cell>
          <table:table-cell table:style-name="ce14"/>
          <table:table-cell table:style-name="ce21" table:formula="of:=SUM([.N7:.R7])" office:value-type="float" office:value="10">
            <text:p>1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18.5">
            <text:p>18,5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4"/>
          <table:table-cell table:style-name="ce21" table:formula="of:=SUM([.H8:.L8])" office:value-type="float" office:value="16">
            <text:p>16</text:p>
          </table:table-cell>
          <table:table-cell table:style-name="ce18"/>
          <table:table-cell table:style-name="ce14"/>
          <table:table-cell table:number-columns-repeated="2" table:style-name="ce18" office:value-type="float" office:value="0">
            <text:p>0</text:p>
          </table:table-cell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16">
            <text:p>1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/>
          <table:table-cell table:number-columns-repeated="3" table:style-name="ce14" office:value-type="float" office:value="0">
            <text:p>0</text:p>
          </table:table-cell>
          <table:table-cell table:style-name="ce14"/>
          <table:table-cell table:style-name="ce21" table:formula="of:=SUM([.H9:.L9])" office:value-type="float" office:value="0">
            <text:p>0</text:p>
          </table:table-cell>
          <table:table-cell table:style-name="ce14" table:number-columns-repeated="2"/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21" table:formula="of:=SUM([.N9:.R9])" office:value-type="float" office:value="3">
            <text:p>3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22" table:formula="of:=SUM([.H10:.L10])" office:value-type="float" office:value="7">
            <text:p>7</text:p>
          </table:table-cell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16"/>
          <table:table-cell table:style-name="ce22" table:formula="of:=SUM([.N10:.R10])" office:value-type="float" office:value="2">
            <text:p>2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12">
            <text:p>12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6.5">
            <text:p>16,5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13.5">
            <text:p>13,5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60.5">
            <text:p>60,5</text:p>
          </table:table-cell>
          <table:table-cell table:style-name="ce17" table:formula="of:=SUM([.H3:.H10])" office:value-type="float" office:value="12">
            <text:p>12</text:p>
          </table:table-cell>
          <table:table-cell table:style-name="ce17" table:formula="of:=SUM([.I3:.I10])" office:value-type="float" office:value="13">
            <text:p>13</text:p>
          </table:table-cell>
          <table:table-cell table:style-name="ce17" table:formula="of:=SUM([.J3:.J10])" office:value-type="float" office:value="14">
            <text:p>14</text:p>
          </table:table-cell>
          <table:table-cell table:style-name="ce17" table:formula="of:=SUM([.K3:.K10])" office:value-type="float" office:value="24">
            <text:p>24</text:p>
          </table:table-cell>
          <table:table-cell table:style-name="ce19" table:formula="of:=SUM([.L3:.L10])" office:value-type="float" office:value="5">
            <text:p>5</text:p>
          </table:table-cell>
          <table:table-cell table:style-name="ce20" table:formula="of:=SUM([.M3:.M10])" office:value-type="float" office:value="68">
            <text:p>68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14">
            <text:p>14</text:p>
          </table:table-cell>
          <table:table-cell table:style-name="ce17" table:formula="of:=SUM([.Q3:.Q10])" office:value-type="float" office:value="10">
            <text:p>1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24">
            <text:p>24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152.5">
            <text:p>152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27/08/2018</text:date>, <text:time>21:2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8-27T21:29:52.10</dc:date>
    <meta:editing-cycles>9</meta:editing-cycles>
    <meta:editing-duration>PT15M47S</meta:editing-duration>
    <meta:document-statistic meta:table-count="1" meta:cell-count="193" meta:object-count="0"/>
  </office:meta>
</office:document-meta>
</file>